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junto de Números Naturales.</text:p>
      <text:p text:style-name="P1">Concepto de Sucesor y Antecesor</text:p>
      <text:p text:style-name="P1"/>
      <text:p text:style-name="P2">Introducción</text:p>
      <text:p text:style-name="P2"/>
      <text:p text:style-name="P2">La noción de número surge en el ser humano como respuesta a su necesidad de contar objetos. Posiblemente, el conjunto de los números naturales recibe este nombre porque fueron los primeros que se usaron para realizar procesos de conteo. Dicho conjunto lo denotaremos por N. Para representar la idea de cantidad, se han utilizado diferentes símbolos a los que se conoce como numerales, los cuales han variado en las diferentes culturas.</text:p>
      <text:p text:style-name="P2"/>
      <text:p text:style-name="P2">Actualmente utilizamos los símbolos indo-arábigos, de manera que:</text:p>
      <text:p text:style-name="P2"/>
      <text:p text:style-name="P1">N = {0,1,2,3......}</text:p>
      <text:p text:style-name="P1"/>
      <text:p text:style-name="P2">Aunque el número cero en la antigüedad sólo fue usado en la cultura hindú y en la maya, es conveniente estudiarlo como el primer elemento del conjunto de números naturales. Si observa el conjunto de los números naturales, notará que estos pueden ser ordenados de tal manera que al elegir uno cualquiera, es posible establecer cuál es el siguiente, sumándole una unidad; dicho número se conoce como sucesor. Por ejemplo: el sucesor de 25 es 26 ya que 25 + 1 = 26, o bien, el sucesor de 1001 es 1002. Además, para un número natural diferente de cero, puede identificarse su antecesor, restándole <text:s/>una unidad, por ejemplo: el antecesor de 925 es 924 ya que 925 – 1 = 924. LO anterior permite afirmar que los números naturales consecutivos difieren en una unidad. Esto puede representarse como:</text:p>
      <text:p text:style-name="P2"/>
      <text:p text:style-name="P1">Antecesor =&gt; n-1</text:p>
      <text:p text:style-name="P1">Número natural =&gt; n</text:p>
      <text:p text:style-name="P1">Sucesor =&gt; n+1</text:p>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G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G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gar Guzmán</meta:initial-creator>
    <meta:creation-date>2010-06-18T11:59:50</meta:creation-date>
    <dc:date>2010-06-18T12:14:37</dc:date>
    <dc:creator>Edgar Guzmán</dc:creator>
    <meta:editing-duration>PT00H14M50S</meta:editing-duration>
    <meta:editing-cycles>5</meta:editing-cycles>
    <meta:generator>OpenOffice.org/3.2$Linux OpenOffice.org_project/320m12$Build-9483</meta:generator>
    <meta:document-statistic meta:table-count="0" meta:image-count="0" meta:object-count="0" meta:page-count="1" meta:paragraph-count="10" meta:word-count="240" meta:character-count="1431"/>
  </office:meta>
</office:document-meta>
</file>